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dépérir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mémorisé le Pierre de le de oral de Iésous de ayant dit en ce que avant coq voixer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nié au loin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remémoré le dessous le Pierre de le de oral de le de Maître comme dit à lui en ce que avant coq voixer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00" meta:character-count="1174657" meta:non-whitespace-character-count="949242"/>
    <meta:generator>LibreOffice/7.2.4.1$Windows_X86_64 LibreOffice_project/27d75539669ac387bb498e35313b970b7fe9c4f9</meta:generator>
    <meta:user-defined meta:name="viewport">width=device-width, initial-scale=1</meta:user-defined>
  </office:meta>
</office:document-meta>
</file>